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4.1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Arbre acier 10mm 42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Arbre acier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>
            <text:p>Colliers nylon 20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>
            <text:p>Colliers nylon 100mm</text:p>
          </table:table-cell>
          <table:table-cell table:style-name="ce12" office:value-type="float" office:value="10">
            <text:p>1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RJ45 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LM8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LM10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Vis M3x8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10mm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15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0mm</text:p>
          </table:table-cell>
          <table:table-cell table:style-name="ce13" office:value-type="float" office:value="32">
            <text:p>32</text:p>
          </table:table-cell>
          <table:table-cell table:style-name="ce15" office:value-type="string">
            <text:p>38,8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5mm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3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4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6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16mm tête fraisée</text:p>
          </table:table-cell>
          <table:table-cell table:style-name="ce13" office:value-type="float" office:value="46">
            <text:p>46</text:p>
          </table:table-cell>
          <table:table-cell table:style-name="ce15" office:value-type="string">
            <text:p>36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0mm tête fraisée</text:p>
          </table:table-cell>
          <table:table-cell table:style-name="ce13" office:value-type="float" office:value="10">
            <text:p>10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40mm tête fraisée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string">
            <text:p>Rondelles M3 larges</text:p>
          </table:table-cell>
          <table:table-cell table:style-name="ce13" office:value-type="float" office:value="70">
            <text:p>70</text:p>
          </table:table-cell>
          <table:table-cell table:style-name="ce15" office:value-type="string">
            <text:p>43,1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Rondelles M3 standards</text:p>
          </table:table-cell>
          <table:table-cell table:style-name="ce13" office:value-type="float" office:value="86">
            <text:p>86</text:p>
          </table:table-cell>
          <table:table-cell table:style-name="ce16" office:value-type="string">
            <text:p>18,8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x nylstop M3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7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x M3</text:p>
          </table:table-cell>
          <table:table-cell table:style-name="ce13" office:value-type="float" office:value="154">
            <text:p>154</text:p>
          </table:table-cell>
          <table:table-cell table:style-name="ce15" office:value-type="string">
            <text:p>49,6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3">
          <table:table-cell table:style-name="ce17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  <table:table-cell table:style-name="ce29"/>
          <table:table-cell table:number-columns-repeated="1018"/>
        </table:table-row>
        <table:table-row table:style-name="ro4">
          <table:table-cell table:style-name="ce18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style-name="ce22" office:value-type="string">
            <text:p>Notes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style-name="ce24" office:value-type="float" office:value="360">
            <text:p>360</text:p>
          </table:table-cell>
          <table:table-cell table:style-name="ce30"/>
          <table:table-cell table:style-name="ce31" table:number-columns-repeated="1018"/>
        </table:table-row>
        <table:table-row table:style-name="ro5">
          <table:table-cell table:style-name="ce19"/>
          <table:table-cell table:style-name="ce23" table:number-columns-repeated="2"/>
          <table:table-cell table:style-name="ce25"/>
          <table:table-cell table:style-name="ce30"/>
          <table:table-cell table:style-name="ce31" table:number-columns-repeated="1018"/>
        </table:table-row>
        <table:table-row table:style-name="ro5">
          <table:table-cell table:style-name="ce19" office:value-type="string">
            <text:p>CHARIOT_Y_LM10UU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350">
            <text:p>35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_CHARIOT_X_2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_CHARIOT_X_1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AXE_Y_10M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5">
          <table:table-cell table:style-name="ce19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5">
          <table:table-cell table:style-name="ce19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ETIQUETT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4" office:value-type="float" office:value="135">
            <text:p>135</text:p>
          </table:table-cell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MOLETTE_GRAND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MOLETTE_PETITE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400">
            <text:p>40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BASE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ENDSTOP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ETOUR_Y_BAS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ETOUR_Y_TOP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4" office:value-type="float" office:value="380">
            <text:p>38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CLIP_ENDSTOP_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4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ONDELLE_PLATEAU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2"/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4" office:value-type="float" office:value="150">
            <text:p>15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4" office:value-type="float" office:value="75">
            <text:p>75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20" office:value-type="string">
            <text:p>Total minutes</text:p>
          </table:table-cell>
          <table:table-cell table:number-columns-repeated="2"/>
          <table:table-cell table:style-name="ce27" table:formula="of:=SUM([.D3:.D36])" office:value-type="float" office:value="1850">
            <text:p>185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20" office:value-type="string">
            <text:p>Total heures</text:p>
          </table:table-cell>
          <table:table-cell table:number-columns-repeated="2"/>
          <table:table-cell table:style-name="ce28" table:formula="of:=[.D37]/60" office:value-type="float" office:value="30.8333333333333">
            <text:p>30,8333333333</text:p>
          </table:table-cell>
          <table:table-cell table:style-name="ce29"/>
          <table:table-cell table:number-columns-repeated="1018"/>
        </table:table-row>
        <table:table-row table:style-name="ro5" table:number-rows-repeated="1048537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3">
          <table:table-cell table:style-name="ce17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</table:table-row>
        <table:table-row table:style-name="ro4">
          <table:table-cell table:style-name="ce18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</table:table-row>
        <table:table-row table:style-name="ro5">
          <table:table-cell table:style-name="ce19" office:value-type="string">
            <text:p>CHARIOT_Y_LM10UU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5">
          <table:table-cell table:style-name="ce19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_CHARIOT_X_2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_CHARIOT_X_1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SUPPORT_AXE_Y_10M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EXTRUDEU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RETOUR_Y_BAS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RETOUR_Y_TOP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/>
          <table:table-cell table:style-name="ce23" table:number-columns-repeated="3"/>
        </table:table-row>
        <table:table-row table:style-name="ro5">
          <table:table-cell table:style-name="ce19" office:value-type="string">
            <text:p>RETOUR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</table:table-row>
        <table:table-row table:style-name="ro5">
          <table:table-cell table:style-name="ce19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5">
          <table:table-cell table:style-name="ce19" office:value-type="string">
            <text:p>MOLET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5">
          <table:table-cell table:style-name="ce19" office:value-type="string">
            <text:p>SUPPORT_AXE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5">
          <table:table-cell table:style-name="ce19" office:value-type="string">
            <text:p>FIX_MOTEUR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5" table:number-rows-repeated="2">
          <table:table-cell table:style-name="ce19"/>
          <table:table-cell table:style-name="ce23" table:number-columns-repeated="2"/>
          <table:table-cell table:style-name="ce25"/>
        </table:table-row>
        <table:table-row table:style-name="ro5">
          <table:table-cell table:style-name="ce20" office:value-type="string">
            <text:p>Total</text:p>
          </table:table-cell>
          <table:table-cell table:number-columns-repeated="2"/>
          <table:table-cell table:style-name="ce32" table:formula="of:=SUM([.D3:.D21])" office:value-type="time" office:time-value="PT00H00M00S">
            <text:p>00:00:00</text:p>
          </table:table-cell>
        </table:table-row>
        <table:table-row table:style-name="ro5" table:number-rows-repeated="104853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16:36:12.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22T16:36:41.22</dc:date>
    <meta:editing-duration>P8DT20H34M20S</meta:editing-duration>
    <meta:editing-cycles>658</meta:editing-cycles>
    <meta:print-date>2014-01-20T08:59:47.77</meta:print-date>
    <meta:document-statistic meta:table-count="3" meta:cell-count="312" meta:object-count="0"/>
  </office:meta>
</office:document-meta>
</file>